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10mm" fo:break-before="auto" style:use-optimal-row-height="true"/>
    </style:style>
    <style:style style:name="ro16" style:family="table-row">
      <style:table-row-properties style:row-height="14.8mm" fo:break-before="auto" style:use-optimal-row-height="true"/>
    </style:style>
    <style:style style:name="ro17" style:family="table-row">
      <style:table-row-properties style:row-height="9.47mm" fo:break-before="auto" style:use-optimal-row-height="true"/>
    </style:style>
    <style:style style:name="ro18" style:family="table-row">
      <style:table-row-properties style:row-height="5.63mm" fo:break-before="auto" style:use-optimal-row-height="true"/>
    </style:style>
    <style:style style:name="ro19" style:family="table-row">
      <style:table-row-properties style:row-height="10.57mm" fo:break-before="auto" style:use-optimal-row-height="true"/>
    </style:style>
    <style:style style:name="ro20" style:family="table-row">
      <style:table-row-properties style:row-height="6.35mm" fo:break-before="auto" style:use-optimal-row-height="fals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4.52mm" fo:break-before="auto" style:use-optimal-row-height="false"/>
    </style:style>
    <style:style style:name="ro2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language="none" fo:country="none" style:language-asian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89, C9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8" calcext:value-type="float">
            <text:p>8</text:p>
          </table:table-cell>
          <table:table-cell table:style-name="ce58" office:value-type="float" office:value="1759291" calcext:value-type="float">
            <text:p>1759291</text:p>
          </table:table-cell>
          <table:table-cell table:style-name="ce64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86" office:value-type="string" calcext:value-type="string">
            <text:p>237-7009</text:p>
          </table:table-cell>
          <table:table-cell table:style-name="ce86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125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 calcext:value-type="float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]=&quot;Power board&quot;;[.B32]*2;[.B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 calcext:value-type="float">
            <text:p>4</text:p>
          </table:table-cell>
          <table:table-cell table:style-name="ce18" office:value-type="float" office:value="2470492" calcext:value-type="float">
            <text:p>2470492</text:p>
          </table:table-cell>
          <table:table-cell table:style-name="ce30" office:value-type="string" calcext:value-type="string">
            <text:p>GRM21BR71H474KA88L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21B474KBFNFNE</text:p>
          </table:table-cell>
          <table:table-cell table:style-name="ce92" office:value-type="float" office:value="0.139" calcext:value-type="float">
            <text:p>0,139</text:p>
          </table:table-cell>
          <table:table-cell table:style-name="ce100"/>
          <table:table-cell table:style-name="ce85" office:value-type="string" calcext:value-type="string">
            <text:p>C0805C474K5RACTU</text:p>
          </table:table-cell>
          <table:table-cell table:style-name="ce92" office:value-type="float" office:value="0.103" calcext:value-type="float">
            <text:p>0,103</text:p>
          </table:table-cell>
          <table:table-cell table:style-name="ce100"/>
          <table:table-cell table:style-name="ce110" office:value-type="string" calcext:value-type="string">
            <text:p>766-1053</text:p>
          </table:table-cell>
          <table:table-cell table:style-name="ce110" office:value-type="string" calcext:value-type="string">
            <text:p>CL21B474KBF4PNG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474KBFNNNG</text:p>
          </table:table-cell>
          <table:table-cell table:style-name="ce66" office:value-type="float" office:value="0.0153" calcext:value-type="float">
            <text:p>0,015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4" calcext:value-type="float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4, C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5]=&quot;Power board&quot;;[.B35]*2;[.B35])" office:value-type="float" office:value="4" calcext:value-type="float">
            <text:p>4</text:p>
          </table:table-cell>
          <table:table-cell table:style-name="ce18" office:value-type="float" office:value="1759217" calcext:value-type="float">
            <text:p>1759217</text:p>
          </table:table-cell>
          <table:table-cell table:style-name="ce30" office:value-type="string" calcext:value-type="string">
            <text:p>MC0805N471J500CT</text:p>
          </table:table-cell>
          <table:table-cell table:style-name="ce66" office:value-type="float" office:value="0.0233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1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A471J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78-700</text:p>
          </table:table-cell>
          <table:table-cell table:style-name="ce110" office:value-type="string" calcext:value-type="string">
            <text:p>0805CG471J9BB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C471JBANNNC</text:p>
          </table:table-cell>
          <table:table-cell table:style-name="ce66" office:value-type="float" office:value="0.00915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5]&lt;&gt;&quot;&quot;;&quot;&quot;;[.G35])" office:value-type="float" office:value="4" calcext:value-type="float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6]=&quot;Power board&quot;;[.B36]*2;[.B3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7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7]=&quot;Power board&quot;;[.B37]*2;[.B3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 calcext:value-type="float">
            <text:p>3</text:p>
          </table:table-cell>
          <table:table-cell table:style-name="ce58" office:value-type="float" office:value="2496983" calcext:value-type="float">
            <text:p>2496983</text:p>
          </table:table-cell>
          <table:table-cell table:style-name="ce64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91-303</text:p>
          </table:table-cell>
          <table:table-cell table:style-name="ce86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 calcext:value-type="float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]=&quot;Power board&quot;;[.B40]*2;[.B40])" office:value-type="float" office:value="1" calcext:value-type="float">
            <text:p>1</text:p>
          </table:table-cell>
          <table:table-cell table:style-name="ce58" office:value-type="float" office:value="2468839" calcext:value-type="float">
            <text:p>2468839</text:p>
          </table:table-cell>
          <table:table-cell table:style-name="ce64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668-9993</text:p>
          </table:table-cell>
          <table:table-cell table:style-name="ce86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 calcext:value-type="float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34, C4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1]=&quot;Power board&quot;;[.B41]*2;[.B41])" office:value-type="float" office:value="4" calcext:value-type="float">
            <text:p>4</text:p>
          </table:table-cell>
          <table:table-cell table:style-name="ce18" office:value-type="string" calcext:value-type="string">
            <text:p>1414692</text:p>
          </table:table-cell>
          <table:table-cell table:style-name="ce30" office:value-type="string" calcext:value-type="string">
            <text:p>C0805C470J5GACTU</text:p>
          </table:table-cell>
          <table:table-cell table:style-name="ce66" office:value-type="float" office:value="0.0284" calcext:value-type="float">
            <text:p>0,02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0JBANNNC</text:p>
          </table:table-cell>
          <table:table-cell table:style-name="ce92" office:value-type="float" office:value="0.043" calcext:value-type="float">
            <text:p>0,043</text:p>
          </table:table-cell>
          <table:table-cell table:style-name="ce100"/>
          <table:table-cell table:style-name="ce85" office:value-type="string" calcext:value-type="string">
            <text:p>C0805C470J5GACTU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110" office:value-type="string" calcext:value-type="string">
            <text:p>264-4270</text:p>
          </table:table-cell>
          <table:table-cell table:style-name="ce110" office:value-type="string" calcext:value-type="string">
            <text:p>C0805C470J5GACTU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C0805JRNPO9470</text:p>
          </table:table-cell>
          <table:table-cell table:style-name="ce66" office:value-type="float" office:value="0.007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4" calcext:value-type="float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]=&quot;Power board&quot;;[.B42]*2;[.B42])" office:value-type="float" office:value="1" calcext:value-type="float">
            <text:p>1</text:p>
          </table:table-cell>
          <table:table-cell table:style-name="ce58" office:value-type="float" office:value="9695850" calcext:value-type="float">
            <text:p>9695850</text:p>
          </table:table-cell>
          <table:table-cell table:style-name="ce64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86" office:value-type="string" calcext:value-type="string">
            <text:p>565-623</text:p>
          </table:table-cell>
          <table:table-cell table:style-name="ce86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125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 calcext:value-type="float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4]=&quot;Power board&quot;;[.B44]*2;[.B4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5]=&quot;Power board&quot;;[.B45]*2;[.B4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 calcext:value-type="float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8]=&quot;Power board&quot;;[.B48]*2;[.B4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 calcext:value-type="float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2]=&quot;Power board&quot;;[.B52]*2;[.B52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 calcext:value-type="float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4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3]&lt;&gt;&quot;&quot;;&quot;&quot;;[.G53])" office:value-type="float" office:value="2" calcext:value-type="float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4]=&quot;Power board&quot;;[.B54]*2;[.B54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4]" office:value-type="float" office:value="1" calcext:value-type="float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5]=&quot;Power board&quot;;[.B55]*2;[.B55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5]" office:value-type="float" office:value="1" calcext:value-type="float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 calcext:value-type="float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 calcext:value-type="float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1]=&quot;Power board&quot;;[.B61]*2;[.B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3]=&quot;Power board&quot;;[.B63]*2;[.B63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 calcext:value-type="float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 calcext:value-type="float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123F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7]=&quot;Power board&quot;;[.B67]*2;[.B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8]=&quot;Power board&quot;;[.B68]*2;[.B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 calcext:value-type="float">
            <text:p>2</text:p>
          </table:table-cell>
          <table:table-cell table:style-name="ce18" office:value-type="string" calcext:value-type="string">
            <text:p>1510688</text:p>
          </table:table-cell>
          <table:table-cell table:style-name="ce30" office:value-type="string" calcext:value-type="string">
            <text:p>PMEG4005EH</text:p>
          </table:table-cell>
          <table:table-cell table:style-name="ce66" office:value-type="float" office:value="0.091" calcext:value-type="float">
            <text:p>0,091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1727-3876-1-ND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71-PMEG4005EH-T/R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485-571</text:p>
          </table:table-cell>
          <table:table-cell table:style-name="ce110" office:value-type="string" calcext:value-type="string">
            <text:p>PMEG4005EH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2" calcext:value-type="float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 calcext:value-type="string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 calcext:value-type="currency">
            <text:p>0,091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69]*[.AC69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1]=&quot;Power board&quot;;[.B71]*2;[.B71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 calcext:value-type="float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 calcext:value-type="float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3]=&quot;Power board&quot;;[.B73]*2;[.B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4]=&quot;Power board&quot;;[.B74]*2;[.B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5]=&quot;Power board&quot;;[.B75]*2;[.B7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 calcext:value-type="float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 calcext:value-type="float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9]=&quot;Power board&quot;;[.B79]*2;[.B79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0]=&quot;Power board&quot;;[.B80]*2;[.B80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 calcext:value-type="float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3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4]=&quot;Power board&quot;;[.B84]*2;[.B84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 calcext:value-type="float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4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5]=&quot;Power board&quot;;[.B85]*2;[.B85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 calcext:value-type="float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6]=&quot;Power board&quot;;[.B86]*2;[.B86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 calcext:value-type="float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4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7]=&quot;Power board&quot;;[.B87]*2;[.B87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9]=&quot;Power board&quot;;[.B89]*2;[.B89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2" calcext:value-type="float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0]=&quot;Power board&quot;;[.B90]*2;[.B90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 calcext:value-type="float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 calcext:value-type="float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8]=&quot;Power board&quot;;[.B98]*2;[.B98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 calcext:value-type="float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4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3]&lt;&gt;&quot;&quot;;&quot;&quot;;[.G103])" office:value-type="float" office:value="4" calcext:value-type="float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3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4]=&quot;Power board&quot;;[.B104]*2;[.B104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64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 calcext:value-type="float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3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07]=&quot;Power board&quot;;[.B107]*2;[.B107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07]" office:value-type="float" office:value="1" calcext:value-type="float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3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09]=&quot;Power board&quot;;[.B109]*2;[.B10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0]" office:value-type="float" office:value="3" calcext:value-type="float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4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 calcext:value-type="float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 calcext:value-type="float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 [.B114]*2;[.B11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5]=&quot;Power board&quot;; [.B115]*2;[.B115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3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6]=&quot;Power board&quot;; [.B116]*2;[.B1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4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 calcext:value-type="float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 calcext:value-type="float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9]=&quot;Power board&quot;;[.B119]*2;[.B119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 calcext:value-type="float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0]=&quot;Power board&quot;;[.B120]*2;[.B120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 calcext:value-type="float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1]=&quot;Power board&quot;;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1]" office:value-type="float" office:value="1" calcext:value-type="float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 calcext:value-type="float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3]=&quot;Power board&quot;;[.B123]*2;[.B123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3]&lt;&gt;&quot;&quot;;&quot;&quot;;[.G123])" office:value-type="float" office:value="5" calcext:value-type="float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4]=&quot;Power board&quot;;[.B124]*2;[.B124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 calcext:value-type="float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3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7]=&quot;Power board&quot;;[.B127]*2;[.B127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9]=&quot;Power board&quot;;[.B129]*2;[.B1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4" calcext:value-type="float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3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3]=&quot;Power board&quot;;[.B133]*2;[.B133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4" calcext:value-type="float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4]=&quot;Power board&quot;;[.B134]*2;[.B134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5]=&quot;Power board&quot;;[.B135]*2;[.B135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6]=&quot;Power board&quot;;[.B136]*2;[.B136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 calcext:value-type="float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7]&lt;&gt;&quot;&quot;;&quot;&quot;;[.G137])" office:value-type="float" office:value="8" calcext:value-type="float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8]=&quot;Power board&quot;;[.B138]*2;[.B138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38]" office:value-type="float" office:value="2" calcext:value-type="float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0]=&quot;Power board&quot;;[.B140]*2;[.B14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1]&lt;&gt;&quot;&quot;;&quot;&quot;;[.G141])" office:value-type="float" office:value="3" calcext:value-type="float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3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3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4]=&quot;Power board&quot;;[.B144]*2;[.B14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 calcext:value-type="float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4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0]=&quot;Power board&quot;;[.B150]*2;[.B15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1]&lt;&gt;&quot;&quot;;&quot;&quot;;[.G151])" office:value-type="float" office:value="9" calcext:value-type="float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3]" office:value-type="float" office:value="2" calcext:value-type="float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 calcext:value-type="float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5]=&quot;Power board&quot;;[.B155]*2;[.B155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5]&lt;&gt;&quot;&quot;;&quot;&quot;;[.G155])" office:value-type="float" office:value="4" calcext:value-type="float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 calcext:value-type="float">
            <text:p>13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 calcext:value-type="float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5" calcext:value-type="float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3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8]=&quot;Power board&quot;;[.B168]*2;[.B16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4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 calcext:value-type="float">
            <text:p>45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 calcext:value-type="float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 calcext:value-type="float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 calcext:value-type="float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 calcext:value-type="float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 calcext:value-type="float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4]=&quot;Power board&quot;;[.B184]*2;[.B18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4" calcext:value-type="float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 calcext:value-type="float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4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1, 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0]=&quot;Power board&quot;;[.B200]*2;[.B20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, R17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 calcext:value-type="float">
            <text:p>27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 calcext:value-type="float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4]&lt;&gt;&quot;&quot;;&quot;&quot;;[.G204])" office:value-type="float" office:value="4" calcext:value-type="float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4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6]=&quot;Power board&quot;;[.B206]*2;[.B206])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 calcext:value-type="float">
            <text:p>19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9" calcext:value-type="float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 calcext:value-type="float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 calcext:value-type="float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 calcext:value-type="float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 calcext:value-type="float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6]=&quot;Power board&quot;;[.B226]*2;[.B226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 calcext:value-type="float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8, 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 calcext:value-type="float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 calcext:value-type="float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 calcext:value-type="float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 calcext:value-type="float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-3 W (max. ±75 PPM/°C)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string" calcext:value-type="string">
            <text:p>1435948</text:p>
          </table:table-cell>
          <table:table-cell table:style-name="ce30" office:value-type="string" calcext:value-type="string">
            <text:p>CRA2512-FZ-R020EL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16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string" calcext:value-type="string">
            <text:p>2503067</text:p>
          </table:table-cell>
          <table:table-cell table:style-name="ce64" office:value-type="string" calcext:value-type="string">
            <text:p>WW10PR160FTL</text:p>
          </table:table-cell>
          <table:table-cell table:style-name="ce67" office:value-type="float" office:value="0.626" calcext:value-type="float">
            <text:p>0,6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L1206-FW-R160ELFCT-ND</text:p>
          </table:table-cell>
          <table:table-cell table:style-name="ce93" office:value-type="float" office:value="0.38" calcext:value-type="float">
            <text:p>0,3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CRL1206FWR160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4-4207</text:p>
          </table:table-cell>
          <table:table-cell table:style-name="ce86" office:value-type="string" calcext:value-type="string">
            <text:p>CRL1206-FW-R160ELF</text:p>
          </table:table-cell>
          <table:table-cell table:style-name="ce93" office:value-type="float" office:value="0.071" calcext:value-type="float">
            <text:p>0,07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S1206N2-0R16-1%</text:p>
          </table:table-cell>
          <table:table-cell table:style-name="ce125" office:value-type="float" office:value="0.06091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M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1]=&quot;Power board&quot;;[.B241]*2;[.B241])" office:value-type="float" office:value="1" calcext:value-type="float">
            <text:p>1</text:p>
          </table:table-cell>
          <table:table-cell table:style-name="ce18" office:value-type="string" calcext:value-type="string">
            <text:p>2447596</text:p>
          </table:table-cell>
          <table:table-cell table:style-name="ce30" office:value-type="string" calcext:value-type="string">
            <text:p>MCWR08X1004FTL</text:p>
          </table:table-cell>
          <table:table-cell table:style-name="ce66" office:value-type="float" office:value="0.0058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1.00MCRCT-ND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1M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821</text:p>
          </table:table-cell>
          <table:table-cell table:style-name="ce110" office:value-type="string" calcext:value-type="string">
            <text:p>CRG0805F1M0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M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" calcext:value-type="float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33</text:p>
          </table:table-cell>
          <table:table-cell table:style-name="ce64" office:value-type="string" calcext:value-type="string">
            <text:p>PEC12R-4225F-S0024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EC12R-4225F-S0024-ND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PEC12R-4225F-S24</text:p>
          </table:table-cell>
          <table:table-cell table:style-name="ce93" office:value-type="float" office:value="1.15" calcext:value-type="float">
            <text:p>1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1-6811</text:p>
          </table:table-cell>
          <table:table-cell table:style-name="ce86" office:value-type="string" calcext:value-type="string">
            <text:p>PEC12R-4225F-S0024</text:p>
          </table:table-cell>
          <table:table-cell table:style-name="ce93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5566-ND</text:p>
          </table:table-cell>
          <table:table-cell table:style-name="ce93" office:value-type="float" office:value="2.15" calcext:value-type="float">
            <text:p>2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2]" office:value-type="float" office:value="1" calcext:value-type="float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2356129</text:p>
          </table:table-cell>
          <table:table-cell table:style-name="ce64" office:value-type="string" calcext:value-type="string">
            <text:p>74990101210</text:p>
          </table:table-cell>
          <table:table-cell table:style-name="ce67" office:value-type="float" office:value="7.11" calcext:value-type="float">
            <text:p>7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732-4497-5-ND</text:p>
          </table:table-cell>
          <table:table-cell table:style-name="ce93" office:value-type="float" office:value="9.45" calcext:value-type="float">
            <text:p>9,4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74990101210</text:p>
          </table:table-cell>
          <table:table-cell table:style-name="ce93" office:value-type="float" office:value="6.96" calcext:value-type="float">
            <text:p>6,9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<text:s/>814-9875</text:p>
          </table:table-cell>
          <table:table-cell table:style-name="ce86" office:value-type="string" calcext:value-type="string">
            <text:p>74990101210</text:p>
          </table:table-cell>
          <table:table-cell table:style-name="ce93" office:value-type="float" office:value="7.18" calcext:value-type="float">
            <text:p>7,1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LMJ2138812S0LOT6C</text:p>
          </table:table-cell>
          <table:table-cell table:style-name="ce125" office:value-type="float" office:value="2.95" calcext:value-type="float">
            <text:p>2,95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6]=&quot;Power board&quot;;[.B266]*2;[.B2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 calcext:value-type="float">
            <text:p>7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7]" office:value-type="float" office:value="7" calcext:value-type="float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1" calcext:value-type="float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3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1]"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3]&lt;&gt;&quot;&quot;;&quot;&quot;;[.G273])" office:value-type="float" office:value="1" calcext:value-type="float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4]=&quot;Power board&quot;;[.B274]*2;[.B274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 calcext:value-type="float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4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7]&lt;&gt;&quot;&quot;;&quot;&quot;;[.G277])" office:value-type="float" office:value="6" calcext:value-type="float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3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T52C4V3</text:p>
          </table:table-cell>
          <table:table-cell table:style-name="ce30" office:value-type="string" calcext:value-type="string">
            <text:p>SOD-1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string" calcext:value-type="string">
            <text:p>2077927</text:p>
          </table:table-cell>
          <table:table-cell table:style-name="ce30" office:value-type="string" calcext:value-type="string">
            <text:p>BZT52C4V3</text:p>
          </table:table-cell>
          <table:table-cell table:style-name="ce66" office:value-type="float" office:value="0.146" calcext:value-type="float">
            <text:p>0,146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 calcext:value-type="string">
            <text:p>821-BZT52C4V3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5-3027</text:p>
          </table:table-cell>
          <table:table-cell table:style-name="ce110" office:value-type="string" calcext:value-type="string">
            <text:p>MMSZ5229BT1G</text:p>
          </table:table-cell>
          <table:table-cell table:style-name="ce92" office:value-type="float" office:value="0.135" calcext:value-type="float">
            <text:p>0,13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 calcext:value-type="currency">
            <text:p>0,01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9]*[.AC279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3]" office:value-type="float" office:value="2" calcext:value-type="float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3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1946" calcext:value-type="currency">
            <text:p>200,2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5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15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, bottom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Display mounting rail to front panel top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, side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heatsink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5" calcext:value-type="float">
            <text:p>25</text:p>
          </table:table-cell>
          <table:table-cell table:style-name="ce163" table:formula="of:=[.AB359]*[.AC359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12, cheese head</text:p>
          </table:table-cell>
          <table:table-cell table:style-name="ce30" office:value-type="string" calcext:value-type="string">
            <text:p>Enclosure feet for Earth connection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6:.G367])" office:value-type="float" office:value="3" calcext:value-type="float">
            <text:p>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1" table:formula="of:=IF([.G368]&lt;&gt;&quot;&quot;;MIN([.J368];[.M368];[.P368];[.T368];[.W368]);&quot;&quot;)" office:value-type="currency" office:currency="EUR" office:value="0.0256" calcext:value-type="currency">
            <text:p>0,026 €</text:p>
          </table:table-cell>
          <table:table-cell table:style-name="ce144" table:formula="of:=[.G368]" office:value-type="float" office:value="3" calcext:value-type="float">
            <text:p>3</text:p>
          </table:table-cell>
          <table:table-cell table:style-name="ce163" table:formula="of:=[.AB368]*[.AC368]" office:value-type="float" office:value="0.0768" calcext:value-type="float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8X0.4/BN806</text:p>
          </table:table-cell>
          <table:table-cell table:style-name="ce125" office:value-type="float" office:value="0.02586" calcext:value-type="float">
            <text:p>0,02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1" table:formula="of:=IF([.G370]&lt;&gt;&quot;&quot;;MIN([.J370];[.M370];[.P370];[.T370];[.W370]);&quot;&quot;)" office:value-type="currency" office:currency="EUR" office:value="0.02586" calcext:value-type="currency">
            <text:p>0,026 €</text:p>
          </table:table-cell>
          <table:table-cell table:style-name="ce144" table:formula="of:=[.G370]" office:value-type="float" office:value="4" calcext:value-type="float">
            <text:p>4</text:p>
          </table:table-cell>
          <table:table-cell table:style-name="ce163" table:formula="of:=[.AB370]*[.AC370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AUX PS mounting, ex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1]=&quot;Power board&quot;; [.B371]*2;[.B37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2]=&quot;Power board&quot;; [.B372]*2;[.B37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3]=&quot;Power board&quot;; [.B373]*2;[.B373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4]=&quot;Power board&quot;; [.B374]*2;[.B37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1:.G374])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50" table:formula="of:=IF([.G375]&lt;&gt;&quot;&quot;;MIN([.J375];[.M375];[.P375];[.T375];[.W375]);&quot;&quot;)" office:value-type="currency" office:currency="EUR" office:value="0.01854" calcext:value-type="currency">
            <text:p>0,019 €</text:p>
          </table:table-cell>
          <table:table-cell table:style-name="ce143" table:formula="of:=[.G375]" office:value-type="float" office:value="20" calcext:value-type="float">
            <text:p>20</text:p>
          </table:table-cell>
          <table:table-cell table:style-name="ce163" table:formula="of:=[.AB375]*[.AC375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UX PS mounting, in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7]=&quot;Power board&quot;; [.B377]*2;[.B37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terminals cover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9]=&quot;Power board&quot;; [.B379]*2;[.B3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7:.G380])" office:value-type="float" office:value="14" calcext:value-type="float">
            <text:p>1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7985 </text:p>
          </table:table-cell>
          <table:table-cell table:style-name="ce66" office:value-type="float" office:value="0.01268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1268" calcext:value-type="currency">
            <text:p>0,013 €</text:p>
          </table:table-cell>
          <table:table-cell table:style-name="ce143" table:formula="of:=[.G381]" office:value-type="float" office:value="14" calcext:value-type="float">
            <text:p>14</text:p>
          </table:table-cell>
          <table:table-cell table:style-name="ce163" table:formula="of:=[.AB381]*[.AC381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FF-M3X40/DR124</text:p>
          </table:table-cell>
          <table:table-cell table:style-name="ce30" office:value-type="string" calcext:value-type="string">
            <text:p>40 mm metal spacer, M3 (a pair is required for dual channel)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3]=&quot;Power board&quot;; [.B383]*2;[.B38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F-M3X40/DR124</text:p>
          </table:table-cell>
          <table:table-cell table:style-name="ce66" office:value-type="float" office:value="0.1558" calcext:value-type="float">
            <text:p>0,15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1558" calcext:value-type="currency">
            <text:p>0,156 €</text:p>
          </table:table-cell>
          <table:table-cell table:style-name="ce143" table:formula="of:=[.G383]" office:value-type="float" office:value="2" calcext:value-type="float">
            <text:p>2</text:p>
          </table:table-cell>
          <table:table-cell table:style-name="ce163" table:formula="of:=[.AB383]*[.AC383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84]=&quot;Power board&quot;; [.B384]*2;[.B384])" office:value-type="float" office:value="5" calcext:value-type="float">
            <text:p>5</text:p>
          </table:table-cell>
          <table:table-cell table:style-name="ce58" office:value-type="float" office:value="1466812" calcext:value-type="float">
            <text:p>1466812</text:p>
          </table:table-cell>
          <table:table-cell table:style-name="ce64" office:value-type="string" calcext:value-type="string">
            <text:p>05.03.143 </text:p>
          </table:table-cell>
          <table:table-cell table:style-name="ce67" office:value-type="float" office:value="0.397" calcext:value-type="float">
            <text:p>0,397</text:p>
          </table:table-cell>
          <table:table-cell table:style-name="ce74" office:value-type="float" office:value="4" calcext:value-type="float">
            <text:p>4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4/BN3320</text:p>
          </table:table-cell>
          <table:table-cell table:style-name="ce125" office:value-type="float" office:value="0.3094" calcext:value-type="float">
            <text:p>0,30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3094" calcext:value-type="currency">
            <text:p>0,309 €</text:p>
          </table:table-cell>
          <table:table-cell table:style-name="ce144" table:formula="of:=[.G384]" office:value-type="float" office:value="5" calcext:value-type="float">
            <text:p>5</text:p>
          </table:table-cell>
          <table:table-cell table:style-name="ce163" table:formula="of:=[.AB384]*[.AC384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Extend binding post for PCB mounting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5]=&quot;Power board&quot;; [.B385]*2;[.B385])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M-M5X8/DR218</text:p>
          </table:table-cell>
          <table:table-cell table:style-name="ce66" office:value-type="float" office:value="0.1868" calcext:value-type="float">
            <text:p>0,1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1868" calcext:value-type="currency">
            <text:p>0,187 €</text:p>
          </table:table-cell>
          <table:table-cell table:style-name="ce143" table:formula="of:=[.G385]" office:value-type="float" office:value="5" calcext:value-type="float">
            <text:p>5</text:p>
          </table:table-cell>
          <table:table-cell table:style-name="ce163" table:formula="of:=[.AB385]*[.AC385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6]=&quot;Power board&quot;; [.B386]*2;[.B386])" office:value-type="float" office:value="8" calcext:value-type="float">
            <text:p>8</text:p>
          </table:table-cell>
          <table:table-cell table:style-name="ce58" office:value-type="float" office:value="1733405" calcext:value-type="float">
            <text:p>1733405</text:p>
          </table:table-cell>
          <table:table-cell table:style-name="ce64" office:value-type="string" calcext:value-type="string">
            <text:p>D0147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DR316/3.2X5</text:p>
          </table:table-cell>
          <table:table-cell table:style-name="ce125" office:value-type="float" office:value="0.057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57" calcext:value-type="currency">
            <text:p>0,057 €</text:p>
          </table:table-cell>
          <table:table-cell table:style-name="ce144" table:formula="of:=[.G386]" office:value-type="float" office:value="8" calcext:value-type="float">
            <text:p>8</text:p>
          </table:table-cell>
          <table:table-cell table:style-name="ce163" table:formula="of:=[.AB386]*[.AC386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FIX-3-2</text:p>
          </table:table-cell>
          <table:table-cell table:style-name="ce30" office:value-type="string" calcext:value-type="string">
            <text:p>2mm spacer between TFT display and display mounting frame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7]=&quot;Power board&quot;; [.B387]*2;[.B38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IX-3-2</text:p>
          </table:table-cell>
          <table:table-cell table:style-name="ce66" office:value-type="float" office:value="0.0159" calcext:value-type="float">
            <text:p>0,01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159" calcext:value-type="currency">
            <text:p>0,016 €</text:p>
          </table:table-cell>
          <table:table-cell table:style-name="ce143" table:formula="of:=[.G387]" office:value-type="float" office:value="4" calcext:value-type="float">
            <text:p>4</text:p>
          </table:table-cell>
          <table:table-cell table:style-name="ce163" table:formula="of:=[.AB387]*[.AC387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2" calcext:value-type="float">
            <text:p>12</text:p>
          </table:table-cell>
          <table:table-cell table:style-name="ce19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2" calcext:value-type="float">
            <text:p>12</text:p>
          </table:table-cell>
          <table:table-cell table:style-name="ce58" office:value-type="float" office:value="2293496" calcext:value-type="float">
            <text:p>2293496</text:p>
          </table:table-cell>
          <table:table-cell table:style-name="ce64" office:value-type="string" calcext:value-type="string">
            <text:p>PLP2-500</text:p>
          </table:table-cell>
          <table:table-cell table:style-name="ce67" office:value-type="float" office:value="0.627" calcext:value-type="float">
            <text:p>0,627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PLP2-625</text:p>
          </table:table-cell>
          <table:table-cell table:style-name="ce125" office:value-type="float" office:value="0.331" calcext:value-type="float">
            <text:p>0,33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331" calcext:value-type="currency">
            <text:p>0,331 €</text:p>
          </table:table-cell>
          <table:table-cell table:style-name="ce144" table:formula="of:=[.G388]" office:value-type="float" office:value="12" calcext:value-type="float">
            <text:p>12</text:p>
          </table:table-cell>
          <table:table-cell table:style-name="ce163" table:formula="of:=[.AB388]*[.AC388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churter 4304.6090</text:p>
          </table:table-cell>
          <table:table-cell table:style-name="ce30" office:value-type="string" calcext:value-type="string">
            <text:p>C14 IEC inlet, switch, 2 fuse drawer is included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float" office:value="2080294" calcext:value-type="float">
            <text:p>2080294</text:p>
          </table:table-cell>
          <table:table-cell table:style-name="ce30" office:value-type="string" calcext:value-type="string">
            <text:p>4304.6090</text:p>
          </table:table-cell>
          <table:table-cell table:style-name="ce66" office:value-type="float" office:value="9.2" calcext:value-type="float">
            <text:p>9,2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86-1084-ND</text:p>
          </table:table-cell>
          <table:table-cell table:style-name="ce92" office:value-type="float" office:value="13.08" calcext:value-type="float">
            <text:p>13,0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93-4304.6090 </text:p>
          </table:table-cell>
          <table:table-cell table:style-name="ce92" office:value-type="float" office:value="11.76" calcext:value-type="float">
            <text:p>11,7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67-7308</text:p>
          </table:table-cell>
          <table:table-cell table:style-name="ce110" office:value-type="string" calcext:value-type="string">
            <text:p>4304.6090</text:p>
          </table:table-cell>
          <table:table-cell table:style-name="ce92" office:value-type="float" office:value="9.05" calcext:value-type="float">
            <text:p>9,05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4304.6090</text:p>
          </table:table-cell>
          <table:table-cell table:style-name="ce66" office:value-type="float" office:value="3.594" calcext:value-type="float">
            <text:p>3,59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3.594" calcext:value-type="currency">
            <text:p>3,594 €</text:p>
          </table:table-cell>
          <table:table-cell table:style-name="ce143" table:formula="of:=[.G389]" office:value-type="float" office:value="1" calcext:value-type="float">
            <text:p>1</text:p>
          </table:table-cell>
          <table:table-cell table:style-name="ce163" table:formula="of:=[.AB389]*[.AC389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0]=&quot;Power board&quot;; [.B390]*2;[.B39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4A</text:p>
          </table:table-cell>
          <table:table-cell table:style-name="ce125" office:value-type="float" office:value="0.0946" calcext:value-type="float">
            <text:p>0,0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0.0946" calcext:value-type="currency">
            <text:p>0,095 €</text:p>
          </table:table-cell>
          <table:table-cell table:style-name="ce144" table:formula="of:=[.G390]" office:value-type="float" office:value="2" calcext:value-type="float">
            <text:p>2</text:p>
          </table:table-cell>
          <table:table-cell table:style-name="ce163" table:formula="of:=[.AB390]*[.AC390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 office:value-type="string" calcext:value-type="string">
            <text:p>8A Fuse</text:p>
          </table:table-cell>
          <table:table-cell table:style-name="ce30" office:value-type="string" calcext:value-type="string">
            <text:p>115 VAC option</text:p>
          </table:table-cell>
          <table:table-cell table:style-name="ce45"/>
          <table:table-cell table:style-name="ce30"/>
          <table:table-cell table:style-name="ce51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8A/125V </text:p>
          </table:table-cell>
          <table:table-cell table:style-name="ce66" office:value-type="float" office:value="0.0939" calcext:value-type="float">
            <text:p>0,09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39" calcext:value-type="currency">
            <text:p>0,094 €</text:p>
          </table:table-cell>
          <table:table-cell table:style-name="ce143" table:formula="of:=[.G391]" office:value-type="float" office:value="0" calcext:value-type="float">
            <text:p>0</text:p>
          </table:table-cell>
          <table:table-cell table:style-name="ce163" table:formula="of:=[.AB391]*[.AC39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0.05" calcext:value-type="float">
            <text:p>0,05</text:p>
          </table:table-cell>
          <table:table-cell table:style-name="ce19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2]=&quot;Power board&quot;; [.B392]*2;[.B392])" office:value-type="float" office:value="0.05" calcext:value-type="float">
            <text:p>0,0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B-HFT50.8/1M-BL</text:p>
          </table:table-cell>
          <table:table-cell table:style-name="ce125" office:value-type="float" office:value="1.241" calcext:value-type="float">
            <text:p>1,241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1.241" calcext:value-type="currency">
            <text:p>1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2]*[.AC392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116068</text:p>
          </table:table-cell>
          <table:table-cell table:style-name="ce30" office:value-type="string" calcext:value-type="string">
            <text:p>Encoder knob head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3]=&quot;Power board&quot;; [.B393]*2;[.B3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116068</text:p>
          </table:table-cell>
          <table:table-cell table:style-name="ce66" office:value-type="float" office:value="1.49536" calcext:value-type="float">
            <text:p>1,49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49536" calcext:value-type="currency">
            <text:p>1,4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3]*[.AC393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4]=&quot;Power board&quot;; [.B394]*2;[.B3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216007</text:p>
          </table:table-cell>
          <table:table-cell table:style-name="ce125" office:value-type="float" office:value="0.5631" calcext:value-type="float">
            <text:p>0,563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0.5631" calcext:value-type="currency">
            <text:p>0,56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4]*[.AC394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D card 8Gb, min. 4Mb/s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 [.B395]*2;[.B3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908-AP8GSDHC4-B</text:p>
          </table:table-cell>
          <table:table-cell table:style-name="ce92" office:value-type="float" office:value="8.71" calcext:value-type="float">
            <text:p>8,7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400-0080R11</text:p>
          </table:table-cell>
          <table:table-cell table:style-name="ce66" office:value-type="float" office:value="3.84" calcext:value-type="float">
            <text:p>3,8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3.84" calcext:value-type="currency">
            <text:p>3,8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6]=&quot;Power board&quot;; [.B396]*2;[.B396])" office:value-type="float" office:value="1" calcext:value-type="float">
            <text:p>1</text:p>
          </table:table-cell>
          <table:table-cell table:style-name="ce58" office:value-type="string" calcext:value-type="string">
            <text:p>3881921 </text:p>
          </table:table-cell>
          <table:table-cell table:style-name="ce64" office:value-type="string" calcext:value-type="string">
            <text:p>CTB92VG/3S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W-5.0-3P</text:p>
          </table:table-cell>
          <table:table-cell table:style-name="ce125" office:value-type="float" office:value="0.42" calcext:value-type="float">
            <text:p>0,4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0.42" calcext:value-type="currency">
            <text:p>0,4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2])" office:value-type="currency" office:currency="EUR" office:value="19.08056" calcext:value-type="currency">
            <text:p>19,08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Mouser" calcext:value-type="string">
            <text:p>Mouser</text:p>
          </table:table-cell>
          <table:table-cell table:style-name="ce150" table:formula="of:=IF([.G400]&lt;&gt;&quot;&quot;;MIN([.J400];[.M400];[.P400];[.T400];[.W400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0]*[.AC400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8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1]*[.AC401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51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0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3" table:formula="of:=[.G404]" office:value-type="float" office:value="1" calcext:value-type="float">
            <text:p>1</text:p>
          </table:table-cell>
          <table:table-cell table:style-name="ce163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5]=&quot;Power board&quot;;[.B405]*2;[.B405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48" calcext:value-type="currency">
            <text:p>0,048 €</text:p>
          </table:table-cell>
          <table:table-cell table:style-name="ce144" table:formula="of:=[.G405]" office:value-type="float" office:value="1" calcext:value-type="float">
            <text:p>1</text:p>
          </table:table-cell>
          <table:table-cell table:style-name="ce163" table:formula="of:=[.AB405]*[.AC405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9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6]=&quot;Power board&quot;;[.B406]*2;[.B406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8659" calcext:value-type="currency">
            <text:p>0,087 €</text:p>
          </table:table-cell>
          <table:table-cell table:style-name="ce143" table:formula="of:=[.G406]" office:value-type="float" office:value="2" calcext:value-type="float">
            <text:p>2</text:p>
          </table:table-cell>
          <table:table-cell table:style-name="ce163" table:formula="of:=[.AB406]*[.AC406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7]=&quot;Power board&quot;;[.B407]*2;[.B407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1" table:formula="of:=IF([.G407]&lt;&gt;&quot;&quot;;MIN([.J407];[.M407];[.P407];[.T407];[.W407]);&quot;&quot;)" office:value-type="currency" office:currency="EUR" office:value="0.035" calcext:value-type="currency">
            <text:p>0,035 €</text:p>
          </table:table-cell>
          <table:table-cell table:style-name="ce144" table:formula="of:=[.G407]" office:value-type="float" office:value="1" calcext:value-type="float">
            <text:p>1</text:p>
          </table:table-cell>
          <table:table-cell table:style-name="ce163" table:formula="of:=[.AB407]*[.AC407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8]=&quot;Power board&quot;;[.B408]*2;[.B40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9]=&quot;Power board&quot;;[.B409]*2;[.B40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9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0" table:formula="of:=IF([.G410]&lt;&gt;&quot;&quot;;MIN([.J410];[.M410];[.P410];[.T410];[.W410]);&quot;&quot;)" office:value-type="currency" office:currency="EUR" office:value="0.0742" calcext:value-type="currency">
            <text:p>0,074 €</text:p>
          </table:table-cell>
          <table:table-cell table:style-name="ce143" table:formula="of:=[.G410]" office:value-type="float" office:value="11" calcext:value-type="float">
            <text:p>11</text:p>
          </table:table-cell>
          <table:table-cell table:style-name="ce163" table:formula="of:=[.AB410]*[.AC410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12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13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2:.G413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50" table:formula="of:=IF([.G414]&lt;&gt;&quot;&quot;;MIN([.J414];[.M414];[.P414];[.T414];[.W414]);&quot;&quot;)" office:value-type="currency" office:currency="EUR" office:value="0.0299" calcext:value-type="currency">
            <text:p>0,030 €</text:p>
          </table:table-cell>
          <table:table-cell table:style-name="ce143" table:formula="of:=[.G414]" office:value-type="float" office:value="5" calcext:value-type="float">
            <text:p>5</text:p>
          </table:table-cell>
          <table:table-cell table:style-name="ce163" table:formula="of:=[.AB414]*[.AC414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9">
          <table:table-cell table:style-name="ce5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6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0" table:formula="of:=IF([.G416]&lt;&gt;&quot;&quot;;MIN([.J416];[.M416];[.P416];[.T416];[.W416]);&quot;&quot;)" office:value-type="currency" office:currency="EUR" office:value="0.02696" calcext:value-type="currency">
            <text:p>0,027 €</text:p>
          </table:table-cell>
          <table:table-cell table:style-name="ce143" table:formula="of:=[.G416]" office:value-type="float" office:value="21" calcext:value-type="float">
            <text:p>21</text:p>
          </table:table-cell>
          <table:table-cell table:style-name="ce163" table:formula="of:=[.AB416]*[.AC416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7]*[.AC417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21]=&quot;Power board&quot;;[.B421]*2;[.B42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8:.G421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0" table:formula="of:=IF([.G422]&lt;&gt;&quot;&quot;;MIN([.J422];[.M422];[.P422];[.T422];[.W422]);&quot;&quot;)" office:value-type="currency" office:currency="EUR" office:value="0.0469" calcext:value-type="currency">
            <text:p>0,047 €</text:p>
          </table:table-cell>
          <table:table-cell table:style-name="ce143" table:formula="of:=[.G422]" office:value-type="float" office:value="6" calcext:value-type="float">
            <text:p>6</text:p>
          </table:table-cell>
          <table:table-cell table:style-name="ce163" table:formula="of:=[.AB422]*[.AC422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5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3]&lt;&gt;&quot;&quot;;MIN([.J425];[.M425];[.P425];[.T425];[.W425]);&quot;&quot;)" office:value-type="currency" office:currency="EUR" office:value="0.02337" calcext:value-type="currency">
            <text:p>0,023 €</text:p>
          </table:table-cell>
          <table:table-cell table:style-name="ce144" table:formula="of:=[.G425]" office:value-type="float" office:value="6" calcext:value-type="float">
            <text:p>6</text:p>
          </table:table-cell>
          <table:table-cell table:style-name="ce163" table:formula="of:=[.AB425]*[.AC425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7:.G428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9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9]=[.J429];&quot;Farnell&quot;; IF([.AB429]=[.M429]; &quot;Digikey&quot;; IF([.AB429]=[.P429]; &quot;Mouser&quot;; IF([.AB429]=[.T429]; &quot;RS&quot;; IF([.AB429]=[.W429]; &quot;TME&quot;)))))" office:value-type="string" office:string-value="TME" calcext:value-type="string">
            <text:p>TME</text:p>
          </table:table-cell>
          <table:table-cell table:style-name="ce151" table:formula="of:=IF([.G429]&lt;&gt;&quot;&quot;;MIN([.J429];[.M429];[.P429];[.T429];[.W429]);&quot;&quot;)" office:value-type="currency" office:currency="EUR" office:value="0.03609" calcext:value-type="currency">
            <text:p>0,036 €</text:p>
          </table:table-cell>
          <table:table-cell table:style-name="ce144" table:formula="of:=[.G429]" office:value-type="float" office:value="5" calcext:value-type="float">
            <text:p>5</text:p>
          </table:table-cell>
          <table:table-cell table:style-name="ce163" table:formula="of:=[.AB429]*[.AC429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31]=&quot;Power board&quot;;[.B431]*2;[.B431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1.12" calcext:value-type="currency">
            <text:p>1,120 €</text:p>
          </table:table-cell>
          <table:table-cell table:style-name="ce144" table:formula="of:=[.G431]" office:value-type="float" office:value="1" calcext:value-type="float">
            <text:p>1</text:p>
          </table:table-cell>
          <table:table-cell table:style-name="ce163" table:formula="of:=[.AB431]*[.AC431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2]=&quot;Power board&quot;;[.B432]*2;[.B432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2:.G435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0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8]=&quot;Power board&quot;;[.B438]*2;[.B43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8:.G441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Farnell" calcext:value-type="string">
            <text:p>Farnell</text:p>
          </table:table-cell>
          <table:table-cell table:style-name="ce150" table:formula="of:=IF([.G442]&lt;&gt;&quot;&quot;;MIN([.J442];[.M442];[.P442];[.T442];[.W44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42]*[.AC44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8:.G449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0]=[.J450];&quot;Farnell&quot;; IF([.AB450]=[.M450]; &quot;Digikey&quot;; IF([.AB450]=[.P450]; &quot;Mouser&quot;; IF([.AB450]=[.T450]; &quot;RS&quot;; IF([.AB450]=[.W450]; &quot;TME&quot;)))))" office:value-type="string" office:string-value="TME" calcext:value-type="string">
            <text:p>TME</text:p>
          </table:table-cell>
          <table:table-cell table:style-name="ce150" table:formula="of:=IF([.G450]&lt;&gt;&quot;&quot;;MIN([.J450];[.M450];[.P450];[.T450];[.W450]);&quot;&quot;)" office:value-type="currency" office:currency="EUR" office:value="0.34" calcext:value-type="currency">
            <text:p>0,340 €</text:p>
          </table:table-cell>
          <table:table-cell table:style-name="ce143" table:formula="of:=[.G450]" office:value-type="float" office:value="0.75" calcext:value-type="float">
            <text:p>1</text:p>
          </table:table-cell>
          <table:table-cell table:style-name="ce163" table:formula="of:=[.AB450]*[.AC450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5]=&quot;Power board&quot;;[.B455]*2;[.B455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6]=&quot;Power board&quot;;[.B456]*2;[.B456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5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7]=&quot;Power board&quot;;[.B457]*2;[.B457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8]=&quot;Power board&quot;;[.B458]*2;[.B458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52:.G458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0.34" calcext:value-type="currency">
            <text:p>0,340 €</text:p>
          </table:table-cell>
          <table:table-cell table:style-name="ce144" table:formula="of:=[.G459]" office:value-type="float" office:value="1.605" calcext:value-type="float">
            <text:p>2</text:p>
          </table:table-cell>
          <table:table-cell table:style-name="ce163" table:formula="of:=[.AB459]*[.AC459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61]=&quot;Power board&quot;;[.B461]*2;[.B461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61]=[.J461];&quot;Farnell&quot;; IF([.AB461]=[.M461]; &quot;Digikey&quot;; IF([.AB461]=[.P461]; &quot;Mouser&quot;; IF([.AB461]=[.T461]; &quot;RS&quot;; IF([.AB461]=[.W461]; &quot;TME&quot;)))))" office:value-type="string" office:string-value="Farnell" calcext:value-type="string">
            <text:p>Farnell</text:p>
          </table:table-cell>
          <table:table-cell table:style-name="ce151" table:formula="of:=IF([.G461]&lt;&gt;&quot;&quot;;MIN([.J461];[.M461];[.P461];[.T461];[.W461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61]*[.AC461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62]=&quot;Power board&quot;;[.B462]*2;[.B46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 calcext:value-type="string">
            <text:p>Farnell</text:p>
          </table:table-cell>
          <table:table-cell table:style-name="ce150" table:formula="of:=IF([.G462]&lt;&gt;&quot;&quot;;MIN([.J462];[.M462];[.P462];[.T462];[.W462]);&quot;&quot;)" office:value-type="currency" office:currency="EUR" office:value="0" calcext:value-type="currency">
            <text:p>0,000 €</text:p>
          </table:table-cell>
          <table:table-cell table:style-name="ce143" table:formula="of:=[.G462]" office:value-type="float" office:value="1" calcext:value-type="float">
            <text:p>1</text:p>
          </table:table-cell>
          <table:table-cell table:style-name="ce163" table:formula="of:=[.AB462]*[.AC4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63]=&quot;Power board&quot;;[.B463]*2;[.B46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63]=[.J463];&quot;Farnell&quot;; IF([.AB463]=[.M463]; &quot;Digikey&quot;; IF([.AB463]=[.P463]; &quot;Mouser&quot;; IF([.AB463]=[.T463]; &quot;RS&quot;; IF([.AB463]=[.W463]; &quot;TME&quot;)))))" office:value-type="string" office:string-value="TME" calcext:value-type="string">
            <text:p>TME</text:p>
          </table:table-cell>
          <table:table-cell table:style-name="ce151" table:formula="of:=IF([.G463]&lt;&gt;&quot;&quot;;MIN([.J463];[.M463];[.P463];[.T463];[.W463]);&quot;&quot;)" office:value-type="currency" office:currency="EUR" office:value="1.04" calcext:value-type="currency">
            <text:p>1,040 €</text:p>
          </table:table-cell>
          <table:table-cell table:style-name="ce144" table:formula="of:=[.G463]" office:value-type="float" office:value="1" calcext:value-type="float">
            <text:p>1</text:p>
          </table:table-cell>
          <table:table-cell table:style-name="ce163" table:formula="of:=[.AB463]*[.AC463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0:.AD463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20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7]+[.AD464]" office:value-type="currency" office:currency="EUR" office:value="289.38913" calcext:value-type="currency">
            <text:p>289,39 €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21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8:.AD470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6]+[.AD471]" office:value-type="currency" office:currency="EUR" office:value="410.38913" calcext:value-type="currency">
            <text:p>410,39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2" table:number-rows-repeated="268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4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 style:data-style-name="N2" text:time-value="13:14:04.04714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4-1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4-19T13:23:58.096593418</dc:date>
    <meta:editing-cycles>1786</meta:editing-cycles>
    <meta:editing-duration>P12DT10H7M24S</meta:editing-duration>
    <meta:generator>LibreOffice/5.2.6.2$Linux_X86_64 LibreOffice_project/a3100ed2409ebf1c212f5048fbe377c281438fdc</meta:generator>
    <meta:document-statistic meta:table-count="1" meta:cell-count="64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